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number-rows-repeated="197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number-rows-repeated="299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1:40:45.259571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1:34:07.917418937</meta:creation-date>
    <dc:date>2017-04-08T21:40:54.290087754</dc:date>
    <meta:editing-duration>PT1M11S</meta:editing-duration>
    <meta:editing-cycles>2</meta:editing-cycles>
    <meta:generator>LibreOfficeDev/5.4.0.0.alpha0$Linux_X86_64 LibreOffice_project/3fe6af77e223e8e8b3c8abbdce26f1484a065657</meta:generator>
    <meta:document-statistic meta:table-count="1" meta:cell-count="4" meta:object-count="0"/>
  </office:meta>
</office:document-meta>
</file>